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0fbbd9"/>
    </style:style>
    <style:style style:name="T1" style:family="text">
      <style:text-properties fo:font-style="italic"/>
    </style:style>
    <style:style style:name="T2" style:family="text">
      <style:text-properties fo:font-weight="bold"/>
    </style:style>
    <style:style style:name="T3" style:family="text">
      <style:text-properties officeooo:rsid="000fbbd9"/>
    </style:style>
    <style:style style:name="T4" style:family="text">
      <style:text-properties style:text-position="super 58%" officeooo:rsid="000fbb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Wednesday, May 14</text:span><text:span text:style-name="T4">th</text:span><text:span text:style-name="T3"> </text:span></text:p>
      <text:p text:style-name="P2"><text:span text:style-name="T3">Kiri Strack-Grose</text:span></text:p>
      <text:p text:style-name="P1"/>
      <text:p text:style-name="P1">Hey everyone.  Here are the notes from Tuesday's meeting.  I will also put these up in the Documentation directory on GitHub.</text:p>
      <text:p text:style-name="P1"/>
      <text:p text:style-name="P1">Here's how the whole thing works:</text:p>
      <text:p text:style-name="P1"/>
      <text:p text:style-name="P1">The client and website use very similar commands to communicate GET and POST requests to wsgi.  wsgi will take the place of the API (for times' sake) and will communicate these requests to the server.  The server will do whatever's requested of it and will return whatever data're needed to wsgi, which will forward it to the website or client, as needed.</text:p>
      <text:p text:style-name="P1"/>
      <text:p text:style-name="P1">Everything except for storage will take place under Apache, and in terms of physical boundaries, everything except for the client will take take place in one of those servers next door (eventually.  Right now they'll take place on one of the CatLab Lenovos).</text:p>
      <text:p text:style-name="P1"/>
      <text:p text:style-name="P1">TASKS TO DO:</text:p>
      <text:p text:style-name="P1">website/client/wsgi group:  </text:p>
      <text:p text:style-name="P1">--go through the python API on codecademy</text:p>
      <text:p text:style-name="P1">--research GET/POST for wsgi</text:p>
      <text:p text:style-name="P1">--meet at 7 in CatLab tonight to figure out wsgi together</text:p>
      <text:p text:style-name="P1">--we'll add to this list once wsgi has been subdued</text:p>
      <text:p text:style-name="P1">--figuring out a way to move files with wgsi will be critical and also challenging--maybe save until next Tuesday when we meet with Andrew again</text:p>
      <text:p text:style-name="P1"/>
      <text:p text:style-name="P1">storage:</text:p>
      <text:p text:style-name="P1">--figure out how to make a new directory and put files into it IF files have been changed</text:p>
      <text:p text:style-name="P1">--change the variable names to something less confusing</text:p>
      <text:p text:style-name="P1">--do a metadata file in each directory</text:p>
      <text:p text:style-name="P1">--organize all files/functions for easy calling from wsgi</text:p>
      <text:p text:style-name="P1">--other things, I'm sure</text:p>
      <text:p text:style-name="P1"/>
      <text:p text:style-name="P1">We'll also need to figure out how the hell to create a client, as well.</text:p>
      <text:p text:style-name="P1"/>
      <text:p text:style-name="P1"/>
      <text:p text:style-name="P1">THINGS TO RESEARCH</text:p>
      <text:p text:style-name="P1">website/client/wsgi group:</text:p>
      <text:p text:style-name="P1">--wsgi</text:p>
      <text:p text:style-name="P1">--JSON (just a set of nodes)</text:p>
      <text:p text:style-name="P1">--urllib/urllib2 (heyyyy Megan and Carlossss heyyyy)</text:p>
      <text:p text:style-name="P1">to note:  way to use a website as a way of <text:span text:style-name="T1">doing</text:span> stuff; executing a command line through a website</text:p>
      <text:p text:style-name="P1"/>
      <text:p text:style-name="P1">And everyone, <text:span text:style-name="T2">please update the wiki with your progress</text:span>.  As much as I try, I cannot be at every meeting and you should not rely on me to document all of your things.  The other group will need to know this stuff soon, too, and your documentation will help tremendous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rack-Grose </meta:initial-creator>
    <meta:creation-date>2014-05-14T11:12:12</meta:creation-date>
    <dc:date>2014-05-14T11:14:54</dc:date>
    <dc:creator>Strack-Grose </dc:creator>
    <meta:editing-duration>P0D</meta:editing-duration>
    <meta:editing-cycles>1</meta:editing-cycles>
    <meta:document-statistic meta:table-count="0" meta:image-count="0" meta:object-count="0" meta:page-count="1" meta:paragraph-count="27" meta:word-count="362" meta:character-count="2009" meta:non-whitespace-character-count="1677"/>
    <meta:generator>LibreOffice/3.6$Linux_x86 LibreOffice_project/360m1$Build-2</meta:generator>
  </office:meta>
</office:document-meta>
</file>